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3">
      <style:text-properties fo:font-weight="bold" officeooo:paragraph-rsid="001ed7f0"/>
    </style:style>
    <style:style style:name="P2" style:family="paragraph" style:parent-style-name="Standard">
      <style:text-properties officeooo:rsid="001ed7f0" officeooo:paragraph-rsid="001ed7f0"/>
    </style:style>
    <style:style style:name="P3" style:family="paragraph" style:parent-style-name="Standard">
      <style:text-properties officeooo:paragraph-rsid="001ed7f0"/>
    </style:style>
    <style:style style:name="P4" style:family="paragraph" style:parent-style-name="Standard">
      <style:text-properties officeooo:paragraph-rsid="00215253"/>
    </style:style>
    <style:style style:name="P5" style:family="paragraph" style:parent-style-name="Standard">
      <style:text-properties officeooo:paragraph-rsid="001ed7f0"/>
    </style:style>
    <style:style style:name="P6" style:family="paragraph" style:parent-style-name="Text_20_body">
      <style:text-properties officeooo:rsid="002b95d2" officeooo:paragraph-rsid="002b95d2"/>
    </style:style>
    <style:style style:name="P7" style:family="paragraph" style:parent-style-name="Text_20_body">
      <style:text-properties officeooo:rsid="002c27ad" officeooo:paragraph-rsid="002c27ad"/>
    </style:style>
    <style:style style:name="T1" style:family="text">
      <style:text-properties officeooo:rsid="001ed7f0"/>
    </style:style>
    <style:style style:name="T2" style:family="text">
      <style:text-properties officeooo:rsid="001fb65d"/>
    </style:style>
    <style:style style:name="T3" style:family="text">
      <style:text-properties fo:font-weight="bold"/>
    </style:style>
    <style:style style:name="T4" style:family="text">
      <style:text-properties officeooo:rsid="0024fd89"/>
    </style:style>
    <style:style style:name="T5" style:family="text">
      <style:text-properties officeooo:rsid="00266a43"/>
    </style:style>
    <style:style style:name="T6" style:family="text">
      <style:text-properties officeooo:rsid="002b331b"/>
    </style:style>
    <style:style style:name="T7" style:family="text">
      <style:text-properties officeooo:rsid="002b95d2"/>
    </style:style>
    <style:style style:name="T8" style:family="text">
      <style:text-properties officeooo:rsid="002c27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ollama kuruldu:</text:p>
      <text:p text:style-name="P2"/>
      <text:p text:style-name="P2">curl -fsSL https://ollama.com/install.sh | sh</text:p>
      <text:p text:style-name="P2"/>
      <text:p text:style-name="P2">2. mistral modeli çeklidi</text:p>
      <text:p text:style-name="P2"/>
      <text:p text:style-name="P2">ollama run mistral</text:p>
      <text:p text:style-name="P2"/>
      <text:p text:style-name="P2">3. Ollama çalışma kontrolü</text:p>
      <text:p text:style-name="P2"/>
      <text:p text:style-name="P2">curl <text:a xlink:type="simple" xlink:href="http://localhost:11434/" text:style-name="Internet_20_link" text:visited-style-name="Visited_20_Internet_20_Link">http://localhost:11434</text:a></text:p>
      <text:p text:style-name="P2"/>
      <text:p text:style-name="P2">4. python kütüphaneleri kuruldu</text:p>
      <text:p text:style-name="P2"># 1. Proje klasörü oluştur (Yoksa)</text:p>
      <text:p text:style-name="P2">mkdir Tez_Analiz</text:p>
      <text:p text:style-name="P2">cd Tez_Analiz</text:p>
      <text:p text:style-name="P2"/>
      <text:p text:style-name="P2"># 2. Sanal ortam oluştur (Sistem kütüphanelerini bozmamak için)</text:p>
      <text:p text:style-name="P2">python3 -m venv venv</text:p>
      <text:p text:style-name="P2"/>
      <text:p text:style-name="P2"># 3. Ortamı aktif et</text:p>
      <text:p text:style-name="P2">source venv/bin/activate</text:p>
      <text:p text:style-name="P2"/>
      <text:p text:style-name="P2"># 4. Gerekli kütüphaneleri kur (LangChain, ChromaDB, PDF okuyucular)</text:p>
      <text:p text:style-name="P2">pip install langchain langchain-community langchain-chroma pypdf fastembed pandas openpyxl requests</text:p>
      <text:p text:style-name="P2"/>
      <text:p text:style-name="P2">5. Klasör düzeni kurma</text:p>
      <text:p text:style-name="P2"/>
      <text:p text:style-name="P3"><text:span text:style-name="T1"><text:tab/>1. </text:span>Proje Klasörü:</text:p>
      <text:p text:style-name="P3"/>
      <text:p text:style-name="P3"><text:tab/>mkdir -p ~/Tez_Analiz/talimnameler</text:p>
      <text:p text:style-name="P3"><text:tab/>cd ~/Tez_Analiz</text:p>
      <text:p text:style-name="P3"/>
      <text:p text:style-name="P3"/>
      <text:p text:style-name="P3"><text:span text:style-name="T2"><text:tab/>2. </text:span>Talimnameleri <text:span text:style-name="T7">Klasore koy</text:span>:</text:p>
      <text:p text:style-name="P3"/>
      <text:p text:style-name="P3"><text:tab/>İnternetten bulduğunuz PDF talimnameleri (Örn: <text:span text:style-name="Source_20_Text">AR 530-1.pdf</text:span>, <text:span text:style-name="Source_20_Text">FM 3-21.8.pdf</text:span>) bu oluşturduğumuz <text:span text:style-name="Source_20_Text"><text:span text:style-name="T3">talimnameler</text:span></text:span> klasörünün içine atın.</text:p>
      <text:p text:style-name="P3"/>
      <text:p text:style-name="P3"><text:span text:style-name="T7"><text:tab/>3. <text:s/>Android izinleri ile ilgili <text:s/>dokumanı talimnameler klasore koy</text:span></text:p>
      <text:p text:style-name="P3"/>
      <text:p text:style-name="P3"><text:tab/>android_teknik_izin_katalogu.txt</text:p>
      <text:p text:style-name="P3"/>
      <text:p text:style-name="P3"/>
      <text:p text:style-name="P3"><text:span text:style-name="T2"><text:tab/></text:span><text:span text:style-name="T8">4</text:span><text:span text:style-name="T2">. </text:span>Veri Seti: <text:span text:style-name="T5">(android izin ve aciklamalari)</text:span></text:p>
      <text:p text:style-name="P3"/>
      <text:p text:style-name="P3"><text:tab/>Daha önce oluşturduğumuz, <text:span text:style-name="T4">android izinleri ve aciklamalarindan olusan</text:span> <text:span text:style-name="Source_20_Text">Resmi_Android_Izin_Sozlugu.csv</text:span> dosyasını da <text:span text:style-name="Source_20_Text"><text:span text:style-name="T3">~/Tez_Analiz</text:span></text:span> klasörünün (ana dizin) içine koyun.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h text:style-name="P1" text:outline-level="3">Adım 2: <text:span text:style-name="T6">ollamaya talimnameleri öğretme</text:span></text:h>
      <text:p text:style-name="Text_20_body">talimname_ogret.py <text:span text:style-name="T6">(kod kopyalandır) calıstırılır. <text:s/></text:span></text:p>
      <text:p text:style-name="Text_20_body"/>
      <text:p text:style-name="P6"><text:span text:style-name="T8">ve</text:span> adnroid izinlerini ogret</text:p>
      <text:p text:style-name="P7">ogret.py 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17:17:52.342245560</meta:creation-date>
    <dc:date>2026-01-21T14:32:29.087734152</dc:date>
    <meta:editing-duration>PT1H53M44S</meta:editing-duration>
    <meta:editing-cycles>11</meta:editing-cycles>
    <meta:generator>LibreOffice/7.6.6.3$Linux_X86_64 LibreOffice_project/d97b2716a9a4a2ce1391dee1765565ea469b0ae7</meta:generator>
    <meta:document-statistic meta:table-count="0" meta:image-count="0" meta:object-count="0" meta:page-count="2" meta:paragraph-count="30" meta:word-count="153" meta:character-count="1232" meta:non-whitespace-character-count="1095"/>
  </office:meta>
</office:document-meta>
</file>